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138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style:text-underline-style="solid" style:text-underline-width="auto" style:text-underline-color="font-color" style:letter-kerning="true" fo:language="en" fo:country="US" style:language-asian="zh" style:country-asian="CN" style:language-complex="hi" style:country-complex="IN" style:font-name-complex="Lohit Devanagari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EC2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How are Spot Instances billed 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Instances current spot prices x user-defined max spot pric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requests (One-time and Persistent Spot requests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fleet for a set of spot instances and optionally on-demand instan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Spot fleets allow us to automatically request spot instances with the lowest pri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Placement groups (cluster, spread, partition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Usage of Elastic Network Interfaces for failover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EC2 Hibernate and storing RAM data on encrypted EBS volum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2" office:value-type="string" calcext:value-type="string">
            <text:p>ENI’s are bound to an AZ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>
            <text:p>AMI creation proces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ce store is ephemeral (dies when instance die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BS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6" office:value-type="string" calcext:value-type="string">
            <text:p>Is a network driv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Multi-attach feature available for SAA level exam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Bound to a specific AZ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Delete on termination featur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Root volume Is deleted on termination by defaul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Any other volumes are not deleted on termination by default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napshots can be copied across Azs and region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EBS Snapshot archiv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Recycle bin for EBS Snapsnot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Fast snapshot restor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gp2/gp3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io1/io2 and io2 block expres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t1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c1 volume typ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Only gp2/gp3 and io1/io2 can be used as boot volume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8" office:value-type="string" calcext:value-type="string">
            <text:p>gp2 has the size of the volume and IOPS linked, where gp3 can increase/decrease them <text:span text:style-name="T1">independently</text:span>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Multi-attach for io1/io2 family support a max number of 16 instances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How to create encrypted volume from an unencrypted one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EBS snapshots use IO so they shouldn’t be used when the app is dealing with a lot of traffic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14" office:value-type="string" calcext:value-type="string">
            <text:p>Using EBS Multi-Attach, you can attach the same EBS volume to multiple EC2 instances in the same AZ. Each EC2 instance has full read/write permissions.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4" office:value-type="string" calcext:value-type="string">
            <text:p>Instance store achieves the highest IOPS?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4" office:value-type="string" calcext:value-type="string">
            <text:p>Migrate EBS Volume to another AZ by taking a snapshot and restoring it in another AZ</text:p>
          </table:table-cell>
          <table:table-cell table:style-name="ce1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FS</text:p>
          </table:table-cell>
          <table:covered-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its inside a security group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Is regional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Scales automatically, no capacity planning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Performance mode: General purpose or Max/IO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Throughput mode: Bursting or provision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Linux only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2" office:value-type="string" calcext:value-type="string">
            <text:p>EFS-IA e ONE ZONE IA</text:p>
          </table:table-cell>
          <table:table-cell table:style-name="ce1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Load balancers</text:p>
          </table:table-cell>
          <table:covered-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ALB: HTTP, HTTPS, WebSocket - 7th 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B: TCP, UDP, TLS - 4th 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W: IP - 3rd lay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B has one static IP per 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’s for ALB, NLB and GLB need to be priv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B uses the GENEVE protocol on port 6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cky s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cook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stom cookie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tion-based cook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-zone load balancing on x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LB is enabled by default on ALB, no charges for inter-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LB is disabled by default on NLB, with charges for inter-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LB is disabled by default on GLB, no charges for inter-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I - Server Name Indication references the hability of a LB to hold multiple SSL certificates for multiple websites, and to direct the customer based on the host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I only works for ALB, NLB and CloudFro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egistration delay - Time until unhealthy instance dies. It waits for the actual requests to finish, and doesn’t accept new requ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Forwarded-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Forwarded-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-Forwarded-Prot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The following cookie names are reserved by the ELB (AWSALB, AWSALBAPP, AWSALBTG).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the NLB supports HTTP health checks as well as TCP and HTT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Auto scaling group</text:p>
          </table:table-cell>
          <table:covered-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Launch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/max/desired number of inst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ing pol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namic scaling policies (simple scaling, step scaling, target-tracking scal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ve scaling poli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heduled a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ing cooldowns (ASG doesnt launch new instances if the scaling has been triggered recently)</text:p>
          </table:table-cell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7:06:01.4602395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27:28.917430587</meta:creation-date>
    <dc:date>2022-12-16T18:50:45.961651827</dc:date>
    <meta:editing-duration>PT1H20M30S</meta:editing-duration>
    <meta:editing-cycles>9</meta:editing-cycles>
    <meta:generator>LibreOffice/7.3.7.2$Linux_X86_64 LibreOffice_project/30$Build-2</meta:generator>
    <meta:document-statistic meta:table-count="1" meta:cell-count="74" meta:object-count="0"/>
  </office:meta>
</office:document-meta>
</file>